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文鼎ＰＬ新宋" svg:font-family="文鼎ＰＬ新宋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2.103cm"/>
    </style:style>
    <style:style style:name="co3" style:family="table-column">
      <style:table-column-properties fo:break-before="auto" style:column-width="1.351cm"/>
    </style:style>
    <style:style style:name="co4" style:family="table-column">
      <style:table-column-properties fo:break-before="auto" style:column-width="1.201cm"/>
    </style:style>
    <style:style style:name="co5" style:family="table-column">
      <style:table-column-properties fo:break-before="auto" style:column-width="1.378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226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32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sid</text:p>
          </table:table-cell>
          <table:table-cell office:value-type="string">
            <text:p>name</text:p>
          </table:table-cell>
          <table:table-cell office:value-type="string">
            <text:p>q1</text:p>
          </table:table-cell>
          <table:table-cell office:value-type="string">
            <text:p>mid</text:p>
          </table:table-cell>
          <table:table-cell office:value-type="string">
            <text:p>q2</text:p>
          </table:table-cell>
          <table:table-cell office:value-type="string">
            <text:p>fin</text:p>
          </table:table-cell>
          <table:table-cell office:value-type="string">
            <text:p>avg</text:p>
          </table:table-cell>
          <table:table-cell office:value-type="string">
            <text:p>shift</text:p>
          </table:table-cell>
          <table:table-cell office:value-type="string">
            <text:p>q</text:p>
          </table:table-cell>
          <table:table-cell office:value-type="string">
            <text:p>m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1306101">
            <text:p>981306101</text:p>
          </table:table-cell>
          <table:table-cell office:value-type="string">
            <text:p>曾喆雅</text:p>
          </table:table-cell>
          <table:table-cell table:number-columns-repeated="2"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61">
            <text:p>61</text:p>
          </table:table-cell>
          <table:table-cell table:formula="of:=INT(AVERAGE([.D2:.G2]))" office:value-type="float" office:value="57">
            <text:p>57</text:p>
          </table:table-cell>
          <table:table-cell table:formula="of:=[.H2]+10" office:value-type="float" office:value="67">
            <text:p>67</text:p>
          </table:table-cell>
          <table:table-cell table:formula="of:=[.H2]" office:value-type="float" office:value="57">
            <text:p>57</text:p>
          </table:table-cell>
          <table:table-cell office:value-type="float" office:value="50">
            <text:p>50</text:p>
          </table:table-cell>
          <table:table-cell table:formula="of:=INT((10*[.I2]-3*[.J2]-3*[.K2])/4)" office:value-type="float" office:value="87">
            <text:p>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1306102">
            <text:p>981306102</text:p>
          </table:table-cell>
          <table:table-cell office:value-type="string">
            <text:p>林志龍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table:formula="of:=INT(AVERAGE([.D3:.G3]))" office:value-type="float" office:value="55">
            <text:p>55</text:p>
          </table:table-cell>
          <table:table-cell table:formula="of:=[.H3]+10" office:value-type="float" office:value="65">
            <text:p>65</text:p>
          </table:table-cell>
          <table:table-cell table:formula="of:=[.H3]" office:value-type="float" office:value="55">
            <text:p>55</text:p>
          </table:table-cell>
          <table:table-cell office:value-type="float" office:value="50">
            <text:p>50</text:p>
          </table:table-cell>
          <table:table-cell table:formula="of:=INT((10*[.I3]-3*[.J3]-3*[.K3])/4)" office:value-type="float" office:value="83">
            <text:p>8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81306104">
            <text:p>981306104</text:p>
          </table:table-cell>
          <table:table-cell office:value-type="string">
            <text:p>張原瑞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52">
            <text:p>52</text:p>
          </table:table-cell>
          <table:table-cell table:formula="of:=INT(AVERAGE([.D4:.G4]))" office:value-type="float" office:value="58">
            <text:p>58</text:p>
          </table:table-cell>
          <table:table-cell table:formula="of:=[.H4]+10" office:value-type="float" office:value="68">
            <text:p>68</text:p>
          </table:table-cell>
          <table:table-cell table:formula="of:=[.H4]" office:value-type="float" office:value="58">
            <text:p>58</text:p>
          </table:table-cell>
          <table:table-cell office:value-type="float" office:value="70">
            <text:p>70</text:p>
          </table:table-cell>
          <table:table-cell table:formula="of:=INT((10*[.I4]-3*[.J4]-3*[.K4])/4)" office:value-type="float" office:value="74">
            <text:p>7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81306105">
            <text:p>981306105</text:p>
          </table:table-cell>
          <table:table-cell office:value-type="string">
            <text:p>盧俊忠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table:formula="of:=INT(AVERAGE([.D5:.G5]))" office:value-type="float" office:value="24">
            <text:p>24</text:p>
          </table:table-cell>
          <table:table-cell table:number-columns-repeated="2" office:value-type="float" office:value="60">
            <text:p>60</text:p>
          </table:table-cell>
          <table:table-cell office:value-type="float" office:value="20">
            <text:p>20</text:p>
          </table:table-cell>
          <table:table-cell table:formula="of:=INT((10*[.I5]-3*[.J5]-3*[.K5])/4)" office:value-type="float" office:value="90">
            <text:p>9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81306106">
            <text:p>981306106</text:p>
          </table:table-cell>
          <table:table-cell office:value-type="string">
            <text:p>洪金泰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formula="of:=INT(AVERAGE([.D6:.G6]))" office:value-type="float" office:value="20">
            <text:p>20</text:p>
          </table:table-cell>
          <table:table-cell table:number-columns-repeated="2" office:value-type="float" office:value="60">
            <text:p>60</text:p>
          </table:table-cell>
          <table:table-cell office:value-type="float" office:value="40">
            <text:p>40</text:p>
          </table:table-cell>
          <table:table-cell table:formula="of:=INT((10*[.I6]-3*[.J6]-3*[.K6])/4)" office:value-type="float" office:value="75">
            <text:p>7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81306107">
            <text:p>981306107</text:p>
          </table:table-cell>
          <table:table-cell office:value-type="string">
            <text:p>杜祈澄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 table:formula="of:=INT(AVERAGE([.D7:.G7]))" office:value-type="float" office:value="27">
            <text:p>27</text:p>
          </table:table-cell>
          <table:table-cell table:number-columns-repeated="2" office:value-type="float" office:value="60">
            <text:p>60</text:p>
          </table:table-cell>
          <table:table-cell office:value-type="float" office:value="35">
            <text:p>35</text:p>
          </table:table-cell>
          <table:table-cell table:formula="of:=INT((10*[.I7]-3*[.J7]-3*[.K7])/4)" office:value-type="float" office:value="78">
            <text:p>7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81306108">
            <text:p>981306108</text:p>
          </table:table-cell>
          <table:table-cell office:value-type="string">
            <text:p>陳明和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 table:formula="of:=INT(AVERAGE([.D8:.G8]))" office:value-type="float" office:value="28">
            <text:p>28</text:p>
          </table:table-cell>
          <table:table-cell office:value-type="float" office:value="60">
            <text:p>60</text:p>
          </table:table-cell>
          <table:table-cell table:formula="of:=[.H8]" office:value-type="float" office:value="28">
            <text:p>28</text:p>
          </table:table-cell>
          <table:table-cell office:value-type="float" office:value="40">
            <text:p>40</text:p>
          </table:table-cell>
          <table:table-cell table:formula="of:=INT((10*[.I8]-3*[.J8]-3*[.K8])/4)" office:value-type="float" office:value="99">
            <text:p>9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82306109">
            <text:p>982306109</text:p>
          </table:table-cell>
          <table:table-cell office:value-type="string">
            <text:p>陸怡君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formula="of:=INT(AVERAGE([.D9:.G9]))" office:value-type="float" office:value="23">
            <text:p>23</text:p>
          </table:table-cell>
          <table:table-cell office:value-type="float" office:value="60">
            <text:p>60</text:p>
          </table:table-cell>
          <table:table-cell table:formula="of:=[.H9]" office:value-type="float" office:value="23">
            <text:p>23</text:p>
          </table:table-cell>
          <table:table-cell office:value-type="float" office:value="60">
            <text:p>60</text:p>
          </table:table-cell>
          <table:table-cell table:formula="of:=INT((10*[.I9]-3*[.J9]-3*[.K9])/4)" office:value-type="float" office:value="87">
            <text:p>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81306110">
            <text:p>981306110</text:p>
          </table:table-cell>
          <table:table-cell office:value-type="string">
            <text:p>簡士誠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formula="of:=INT(AVERAGE([.D10:.G10]))" office:value-type="float" office:value="15">
            <text:p>15</text:p>
          </table:table-cell>
          <table:table-cell table:number-columns-repeated="2" office:value-type="float" office:value="60">
            <text:p>60</text:p>
          </table:table-cell>
          <table:table-cell office:value-type="float" office:value="30">
            <text:p>30</text:p>
          </table:table-cell>
          <table:table-cell table:formula="of:=INT((10*[.I10]-3*[.J10]-3*[.K10])/4)" office:value-type="float" office:value="82">
            <text:p>8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81306111">
            <text:p>981306111</text:p>
          </table:table-cell>
          <table:table-cell office:value-type="string">
            <text:p>簡志勳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  <table:table-cell table:formula="of:=INT(AVERAGE([.D11:.G11]))" office:value-type="float" office:value="77">
            <text:p>77</text:p>
          </table:table-cell>
          <table:table-cell table:formula="of:=[.H11]+10" office:value-type="float" office:value="87">
            <text:p>87</text:p>
          </table:table-cell>
          <table:table-cell table:formula="of:=[.H11]" office:value-type="float" office:value="77">
            <text:p>77</text:p>
          </table:table-cell>
          <table:table-cell office:value-type="float" office:value="85">
            <text:p>85</text:p>
          </table:table-cell>
          <table:table-cell table:formula="of:=INT((10*[.I11]-3*[.J11]-3*[.K11])/4)" office:value-type="float" office:value="96">
            <text:p>9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82306112">
            <text:p>982306112</text:p>
          </table:table-cell>
          <table:table-cell office:value-type="string">
            <text:p>馬安妮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  <table:table-cell table:formula="of:=INT(AVERAGE([.D12:.G12]))" office:value-type="float" office:value="39">
            <text:p>39</text:p>
          </table:table-cell>
          <table:table-cell office:value-type="float" office:value="60">
            <text:p>60</text:p>
          </table:table-cell>
          <table:table-cell table:formula="of:=[.H12]" office:value-type="float" office:value="39">
            <text:p>39</text:p>
          </table:table-cell>
          <table:table-cell office:value-type="float" office:value="40">
            <text:p>40</text:p>
          </table:table-cell>
          <table:table-cell table:formula="of:=INT((10*[.I12]-3*[.J12]-3*[.K12])/4)" office:value-type="float" office:value="90">
            <text:p>9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82306113">
            <text:p>982306113</text:p>
          </table:table-cell>
          <table:table-cell office:value-type="string">
            <text:p>卓靜如</text:p>
          </table:table-cell>
          <table:table-cell table:number-columns-repeated="2" office:value-type="float" office:value="80">
            <text:p>80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table:formula="of:=INT(AVERAGE([.D13:.G13]))" office:value-type="float" office:value="83">
            <text:p>83</text:p>
          </table:table-cell>
          <table:table-cell table:formula="of:=[.H13]+10" office:value-type="float" office:value="93">
            <text:p>93</text:p>
          </table:table-cell>
          <table:table-cell office:value-type="float" office:value="99">
            <text:p>99</text:p>
          </table:table-cell>
          <table:table-cell office:value-type="float" office:value="80">
            <text:p>80</text:p>
          </table:table-cell>
          <table:table-cell table:formula="of:=INT((10*[.I13]-3*[.J13]-3*[.K13])/4)" office:value-type="float" office:value="98">
            <text:p>9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82306114">
            <text:p>982306114</text:p>
          </table:table-cell>
          <table:table-cell office:value-type="string">
            <text:p>簡筱真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float" office:value="44">
            <text:p>44</text:p>
          </table:table-cell>
          <table:table-cell table:formula="of:=INT(AVERAGE([.D14:.G14]))" office:value-type="float" office:value="29">
            <text:p>29</text:p>
          </table:table-cell>
          <table:table-cell office:value-type="float" office:value="60">
            <text:p>60</text:p>
          </table:table-cell>
          <table:table-cell table:formula="of:=[.H14]" office:value-type="float" office:value="29">
            <text:p>29</text:p>
          </table:table-cell>
          <table:table-cell office:value-type="float" office:value="40">
            <text:p>40</text:p>
          </table:table-cell>
          <table:table-cell table:formula="of:=INT((10*[.I14]-3*[.J14]-3*[.K14])/4)" office:value-type="float" office:value="98">
            <text:p>9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81306115">
            <text:p>981306115</text:p>
          </table:table-cell>
          <table:table-cell office:value-type="string">
            <text:p>王天駿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table:formula="of:=INT(AVERAGE([.D15:.G15]))" office:value-type="float" office:value="49">
            <text:p>49</text:p>
          </table:table-cell>
          <table:table-cell office:value-type="float" office:value="60">
            <text:p>60</text:p>
          </table:table-cell>
          <table:table-cell table:formula="of:=[.H15]" office:value-type="float" office:value="49">
            <text:p>49</text:p>
          </table:table-cell>
          <table:table-cell office:value-type="float" office:value="45">
            <text:p>45</text:p>
          </table:table-cell>
          <table:table-cell table:formula="of:=INT((10*[.I15]-3*[.J15]-3*[.K15])/4)" office:value-type="float" office:value="79">
            <text:p>7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81306116">
            <text:p>981306116</text:p>
          </table:table-cell>
          <table:table-cell office:value-type="string">
            <text:p>吳忠霖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table:formula="of:=INT(AVERAGE([.D16:.G16]))" office:value-type="float" office:value="24">
            <text:p>24</text:p>
          </table:table-cell>
          <table:table-cell office:value-type="float" office:value="60">
            <text:p>60</text:p>
          </table:table-cell>
          <table:table-cell table:formula="of:=[.H16]" office:value-type="float" office:value="24">
            <text:p>24</text:p>
          </table:table-cell>
          <table:table-cell office:value-type="float" office:value="45">
            <text:p>45</text:p>
          </table:table-cell>
          <table:table-cell table:formula="of:=INT((10*[.I16]-3*[.J16]-3*[.K16])/4)" office:value-type="float" office:value="98">
            <text:p>9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2306117">
            <text:p>982306117</text:p>
          </table:table-cell>
          <table:table-cell office:value-type="string">
            <text:p>溫桂菀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  <table:table-cell office:value-type="float" office:value="25">
            <text:p>25</text:p>
          </table:table-cell>
          <table:table-cell table:formula="of:=INT(AVERAGE([.D17:.G17]))" office:value-type="float" office:value="34">
            <text:p>34</text:p>
          </table:table-cell>
          <table:table-cell office:value-type="float" office:value="60">
            <text:p>60</text:p>
          </table:table-cell>
          <table:table-cell table:formula="of:=[.H17]" office:value-type="float" office:value="34">
            <text:p>34</text:p>
          </table:table-cell>
          <table:table-cell office:value-type="float" office:value="40">
            <text:p>40</text:p>
          </table:table-cell>
          <table:table-cell table:formula="of:=INT((10*[.I17]-3*[.J17]-3*[.K17])/4)" office:value-type="float" office:value="94">
            <text:p>9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81306118">
            <text:p>981306118</text:p>
          </table:table-cell>
          <table:table-cell office:value-type="string">
            <text:p>李秉勳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table:formula="of:=INT(AVERAGE([.D18:.G18]))" office:value-type="float" office:value="20">
            <text:p>20</text:p>
          </table:table-cell>
          <table:table-cell table:number-columns-repeated="2" office:value-type="float" office:value="60">
            <text:p>60</text:p>
          </table:table-cell>
          <table:table-cell office:value-type="float" office:value="25">
            <text:p>25</text:p>
          </table:table-cell>
          <table:table-cell table:formula="of:=INT((10*[.I18]-3*[.J18]-3*[.K18])/4)" office:value-type="float" office:value="86">
            <text:p>8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81306119">
            <text:p>981306119</text:p>
          </table:table-cell>
          <table:table-cell office:value-type="string">
            <text:p>陳家德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formula="of:=INT(AVERAGE([.D19:.G19]))"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formula="of:=INT((10*[.I19]-3*[.J19]-3*[.K19])/4)" office:value-type="float" office:value="97">
            <text:p>9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81306121">
            <text:p>981306121</text:p>
          </table:table-cell>
          <table:table-cell office:value-type="string">
            <text:p>胡智盛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formula="of:=INT(AVERAGE([.D20:.G20]))" office:value-type="float" office:value="12">
            <text:p>12</text:p>
          </table:table-cell>
          <table:table-cell table:number-columns-repeated="2" office:value-type="float" office:value="60">
            <text:p>60</text:p>
          </table:table-cell>
          <table:table-cell office:value-type="float" office:value="20">
            <text:p>20</text:p>
          </table:table-cell>
          <table:table-cell table:formula="of:=INT((10*[.I20]-3*[.J20]-3*[.K20])/4)" office:value-type="float" office:value="90">
            <text:p>9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82306122">
            <text:p>982306122</text:p>
          </table:table-cell>
          <table:table-cell office:value-type="string">
            <text:p>吳靜怡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23">
            <text:p>23</text:p>
          </table:table-cell>
          <table:table-cell office:value-type="float" office:value="79">
            <text:p>79</text:p>
          </table:table-cell>
          <table:table-cell table:formula="of:=INT(AVERAGE([.D21:.G21]))" office:value-type="float" office:value="65">
            <text:p>65</text:p>
          </table:table-cell>
          <table:table-cell table:formula="of:=[.H21]+10" office:value-type="float" office:value="75">
            <text:p>75</text:p>
          </table:table-cell>
          <table:table-cell table:formula="of:=[.H21]" office:value-type="float" office:value="65">
            <text:p>65</text:p>
          </table:table-cell>
          <table:table-cell office:value-type="float" office:value="70">
            <text:p>70</text:p>
          </table:table-cell>
          <table:table-cell table:formula="of:=INT((10*[.I21]-3*[.J21]-3*[.K21])/4)" office:value-type="float" office:value="86">
            <text:p>8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82306123">
            <text:p>982306123</text:p>
          </table:table-cell>
          <table:table-cell office:value-type="string">
            <text:p>呂玥瑢</text:p>
          </table:table-cell>
          <table:table-cell office:value-type="float" office:value="90">
            <text:p>90</text:p>
          </table:table-cell>
          <table:table-cell table:number-columns-repeated="2" office:value-type="float" office:value="80">
            <text:p>80</text:p>
          </table:table-cell>
          <table:table-cell office:value-type="float" office:value="40">
            <text:p>40</text:p>
          </table:table-cell>
          <table:table-cell table:formula="of:=INT(AVERAGE([.D22:.G22]))" office:value-type="float" office:value="72">
            <text:p>72</text:p>
          </table:table-cell>
          <table:table-cell table:formula="of:=[.H22]+10" office:value-type="float" office:value="82">
            <text:p>82</text:p>
          </table:table-cell>
          <table:table-cell table:formula="of:=[.H22]" office:value-type="float" office:value="72">
            <text:p>72</text:p>
          </table:table-cell>
          <table:table-cell office:value-type="float" office:value="80">
            <text:p>80</text:p>
          </table:table-cell>
          <table:table-cell table:formula="of:=INT((10*[.I22]-3*[.J22]-3*[.K22])/4)" office:value-type="float" office:value="91">
            <text:p>9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82306124">
            <text:p>982306124</text:p>
          </table:table-cell>
          <table:table-cell office:value-type="string">
            <text:p>陶欣怡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float" office:value="73">
            <text:p>73</text:p>
          </table:table-cell>
          <table:table-cell office:value-type="float" office:value="44">
            <text:p>44</text:p>
          </table:table-cell>
          <table:table-cell table:formula="of:=INT(AVERAGE([.D23:.G23]))" office:value-type="float" office:value="63">
            <text:p>63</text:p>
          </table:table-cell>
          <table:table-cell table:formula="of:=[.H23]+10" office:value-type="float" office:value="73">
            <text:p>73</text:p>
          </table:table-cell>
          <table:table-cell table:formula="of:=[.H23]" office:value-type="float" office:value="63">
            <text:p>63</text:p>
          </table:table-cell>
          <table:table-cell office:value-type="float" office:value="90">
            <text:p>90</text:p>
          </table:table-cell>
          <table:table-cell table:formula="of:=INT((10*[.I23]-3*[.J23]-3*[.K23])/4)" office:value-type="float" office:value="67">
            <text:p>6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81306125">
            <text:p>981306125</text:p>
          </table:table-cell>
          <table:table-cell office:value-type="string">
            <text:p>許伯誠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formula="of:=INT(AVERAGE([.D24:.G24]))" office:value-type="float" office:value="24">
            <text:p>24</text:p>
          </table:table-cell>
          <table:table-cell office:value-type="float" office:value="60">
            <text:p>60</text:p>
          </table:table-cell>
          <table:table-cell table:formula="of:=[.H24]" office:value-type="float" office:value="24">
            <text:p>24</text:p>
          </table:table-cell>
          <table:table-cell office:value-type="float" office:value="75">
            <text:p>75</text:p>
          </table:table-cell>
          <table:table-cell table:formula="of:=INT((10*[.I24]-3*[.J24]-3*[.K24])/4)" office:value-type="float" office:value="75">
            <text:p>7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82306126">
            <text:p>982306126</text:p>
          </table:table-cell>
          <table:table-cell office:value-type="string">
            <text:p>徐瑋琳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table:formula="of:=INT(AVERAGE([.D25:.G25]))" office:value-type="float" office:value="48">
            <text:p>48</text:p>
          </table:table-cell>
          <table:table-cell office:value-type="float" office:value="60">
            <text:p>60</text:p>
          </table:table-cell>
          <table:table-cell table:formula="of:=[.H25]" office:value-type="float" office:value="48">
            <text:p>48</text:p>
          </table:table-cell>
          <table:table-cell office:value-type="float" office:value="80">
            <text:p>80</text:p>
          </table:table-cell>
          <table:table-cell table:formula="of:=INT((10*[.I25]-3*[.J25]-3*[.K25])/4)" office:value-type="float" office:value="54">
            <text:p>5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981306127">
            <text:p>981306127</text:p>
          </table:table-cell>
          <table:table-cell office:value-type="string">
            <text:p>黃士賓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table:formula="of:=INT(AVERAGE([.D26:.G26]))" office:value-type="float" office:value="30">
            <text:p>30</text:p>
          </table:table-cell>
          <table:table-cell office:value-type="float" office:value="60">
            <text:p>60</text:p>
          </table:table-cell>
          <table:table-cell table:formula="of:=[.H26]" office:value-type="float" office:value="30">
            <text:p>30</text:p>
          </table:table-cell>
          <table:table-cell office:value-type="float" office:value="80">
            <text:p>80</text:p>
          </table:table-cell>
          <table:table-cell table:formula="of:=INT((10*[.I26]-3*[.J26]-3*[.K26])/4)" office:value-type="float" office:value="67">
            <text:p>6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981306128">
            <text:p>981306128</text:p>
          </table:table-cell>
          <table:table-cell office:value-type="string">
            <text:p>洪鈺豐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table:formula="of:=INT(AVERAGE([.D27:.G27]))" office:value-type="float" office:value="38">
            <text:p>38</text:p>
          </table:table-cell>
          <table:table-cell office:value-type="float" office:value="60">
            <text:p>60</text:p>
          </table:table-cell>
          <table:table-cell table:formula="of:=[.H27]" office:value-type="float" office:value="38">
            <text:p>38</text:p>
          </table:table-cell>
          <table:table-cell office:value-type="float" office:value="55">
            <text:p>55</text:p>
          </table:table-cell>
          <table:table-cell table:formula="of:=INT((10*[.I27]-3*[.J27]-3*[.K27])/4)" office:value-type="float" office:value="80">
            <text:p>8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81306130">
            <text:p>981306130</text:p>
          </table:table-cell>
          <table:table-cell office:value-type="string">
            <text:p>鍾振祥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formula="of:=INT(AVERAGE([.D28:.G28]))" office:value-type="float" office:value="18">
            <text:p>18</text:p>
          </table:table-cell>
          <table:table-cell table:number-columns-repeated="2" office:value-type="float" office:value="60">
            <text:p>60</text:p>
          </table:table-cell>
          <table:table-cell office:value-type="float" office:value="40">
            <text:p>40</text:p>
          </table:table-cell>
          <table:table-cell table:formula="of:=INT((10*[.I28]-3*[.J28]-3*[.K28])/4)" office:value-type="float" office:value="75">
            <text:p>7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81306131">
            <text:p>981306131</text:p>
          </table:table-cell>
          <table:table-cell office:value-type="string">
            <text:p>賴建良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  <table:table-cell office:value-type="float" office:value="48">
            <text:p>48</text:p>
          </table:table-cell>
          <table:table-cell table:formula="of:=INT(AVERAGE([.D29:.G29]))" office:value-type="float" office:value="49">
            <text:p>49</text:p>
          </table:table-cell>
          <table:table-cell office:value-type="float" office:value="60">
            <text:p>60</text:p>
          </table:table-cell>
          <table:table-cell table:formula="of:=[.H29]" office:value-type="float" office:value="49">
            <text:p>49</text:p>
          </table:table-cell>
          <table:table-cell office:value-type="float" office:value="40">
            <text:p>40</text:p>
          </table:table-cell>
          <table:table-cell table:formula="of:=INT((10*[.I29]-3*[.J29]-3*[.K29])/4)" office:value-type="float" office:value="83">
            <text:p>8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81306132">
            <text:p>981306132</text:p>
          </table:table-cell>
          <table:table-cell office:value-type="string">
            <text:p>曾家源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formula="of:=INT(AVERAGE([.D30:.G30]))" office:value-type="float" office:value="10">
            <text:p>10</text:p>
          </table:table-cell>
          <table:table-cell table:number-columns-repeated="2" office:value-type="float" office:value="60">
            <text:p>60</text:p>
          </table:table-cell>
          <table:table-cell office:value-type="float" office:value="10">
            <text:p>10</text:p>
          </table:table-cell>
          <table:table-cell table:formula="of:=INT((10*[.I30]-3*[.J30]-3*[.K30])/4)" office:value-type="float" office:value="97">
            <text:p>9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82306133">
            <text:p>982306133</text:p>
          </table:table-cell>
          <table:table-cell office:value-type="string">
            <text:p>方懷英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53">
            <text:p>53</text:p>
          </table:table-cell>
          <table:table-cell office:value-type="float" office:value="40">
            <text:p>40</text:p>
          </table:table-cell>
          <table:table-cell table:formula="of:=INT(AVERAGE([.D31:.G31]))" office:value-type="float" office:value="35">
            <text:p>35</text:p>
          </table:table-cell>
          <table:table-cell office:value-type="float" office:value="60">
            <text:p>60</text:p>
          </table:table-cell>
          <table:table-cell table:formula="of:=[.H31]" office:value-type="float" office:value="35">
            <text:p>35</text:p>
          </table:table-cell>
          <table:table-cell office:value-type="float" office:value="40">
            <text:p>40</text:p>
          </table:table-cell>
          <table:table-cell table:formula="of:=INT((10*[.I31]-3*[.J31]-3*[.K31])/4)" office:value-type="float" office:value="93">
            <text:p>9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81306134">
            <text:p>981306134</text:p>
          </table:table-cell>
          <table:table-cell office:value-type="string">
            <text:p>楊昌國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formula="of:=INT(AVERAGE([.D32:.G32]))" office:value-type="float" office:value="20">
            <text:p>20</text:p>
          </table:table-cell>
          <table:table-cell table:number-columns-repeated="2" office:value-type="float" office:value="60">
            <text:p>60</text:p>
          </table:table-cell>
          <table:table-cell office:value-type="float" office:value="40">
            <text:p>40</text:p>
          </table:table-cell>
          <table:table-cell table:formula="of:=INT((10*[.I32]-3*[.J32]-3*[.K32])/4)" office:value-type="float" office:value="75">
            <text:p>7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981306135">
            <text:p>981306135</text:p>
          </table:table-cell>
          <table:table-cell office:value-type="string">
            <text:p>顏士展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formula="of:=INT(AVERAGE([.D33:.G33]))" office:value-type="float" office:value="12">
            <text:p>12</text:p>
          </table:table-cell>
          <table:table-cell table:number-columns-repeated="2" office:value-type="float" office:value="60">
            <text:p>60</text:p>
          </table:table-cell>
          <table:table-cell office:value-type="float" office:value="20">
            <text:p>20</text:p>
          </table:table-cell>
          <table:table-cell table:formula="of:=INT((10*[.I33]-3*[.J33]-3*[.K33])/4)" office:value-type="float" office:value="90">
            <text:p>90</text:p>
          </table:table-cell>
        </table:table-row>
      </table:table>
      <table:database-ranges>
        <table:database-range table:target-range-address="Sheet1.A2:Sheet1.I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文鼎ＰＬ新宋" svg:font-family="文鼎ＰＬ新宋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文鼎ＰＬ新宋" style:language-asian="zh" style:country-asian="TW" style:font-name-complex="文鼎ＰＬ新宋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7">2011/01/17</text:date>, <text:time>10:2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FreeBSD/i386 OpenOffice.org_project/310m19$Build-9420</meta:generator>
    <dc:date>2011-01-17T10:23:57</dc:date>
    <dc:creator>Chih-Pin Fong</dc:creator>
    <meta:editing-duration>PT00H35M40S</meta:editing-duration>
    <meta:editing-cycles>5</meta:editing-cycles>
    <meta:document-statistic meta:table-count="1" meta:cell-count="396" meta:object-count="0"/>
  </office:meta>
</office:document-meta>
</file>